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background-color="#ff0000" style:background-transparency="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5:26</dc:date>
    <dc:creator>artur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